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2000000258F6AEE96B.png" manifest:media-type="image/png"/>
  <manifest:file-entry manifest:full-path="Pictures/1000000000000640000004B0EC954AE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numdark-title">
      <style:graphic-properties draw:fill-color="#ffffff" draw:auto-grow-height="true" fo:min-height="3.507cm"/>
    </style:style>
    <style:style style:name="pr2" style:family="presentation" style:parent-style-name="lyt-numdark-outline1">
      <style:graphic-properties draw:fill-color="#ffffff" draw:auto-grow-height="true" fo:min-height="13.861cm"/>
    </style:style>
    <style:style style:name="pr3" style:family="presentation" style:parent-style-name="lyt-numdark-notes">
      <style:graphic-properties draw:fill-color="#ffffff" draw:auto-grow-height="true" fo:min-height="13.365cm"/>
    </style:style>
    <style:style style:name="pr4" style:family="presentation" style:parent-style-name="lyt-numdark-title">
      <style:graphic-properties fo:min-height="3.256cm"/>
    </style:style>
    <style:style style:name="pr5" style:family="presentation" style:parent-style-name="lyt-numdark-outline1">
      <style:graphic-properties fo:min-height="13.61cm"/>
    </style:style>
    <style:style style:name="pr6" style:family="presentation" style:parent-style-name="lyt-numdark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401cm" svg:y="1.5cm" presentation:class="title" presentation:user-transformed="true">
          <draw:text-box>
            <text:p>Python Slideshare API</text:p>
          </draw:text-box>
        </draw:frame>
        <draw:frame presentation:style-name="pr2" draw:text-style-name="P2" draw:layer="layout" svg:width="24.1cm" svg:height="13.861cm" svg:x="2cm" svg:y="5.3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p>Using Slideshare with python</text:p>
            <text:p>Integrating Slideshare into the Plone CMS</text:p>
          </draw:text-box>
        </draw:frame>
        <anim:par presentation:node-type="timing-root">
          <anim:par smil:begin="id1.begin">
            <anim:transitionFilter smil:dur="2s" smil:type="slideWipe" smil:subtype="fromTopRight" smil:direction="reverse"/>
          </anim:par>
        </anim:par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1T1" draw:id="id2">
        <office:forms form:automatic-focus="false" form:apply-design-mode="false"/>
        <draw:frame presentation:style-name="pr4" draw:layer="layout" svg:width="25.199cm" svg:height="3.256cm" svg:x="1.401cm" svg:y="1.625cm" presentation:class="title">
          <draw:text-box>
            <text:p>Python Slideshare API</text:p>
          </draw:text-box>
        </draw:frame>
        <draw:frame presentation:style-name="pr5" draw:layer="layout" svg:width="24.1cm" svg:height="13.61cm" svg:x="2cm" svg:y="5.314cm" presentation:class="outline">
          <draw:text-box>
            <text:list text:style-name="L2">
              <text:list-item>
                <text:p><text:span text:style-name="T1">&gt;&gt;&gt; import slideshare</text:span></text:p>
              </text:list-item>
              <text:list-item>
                <text:p><text:span text:style-name="T1">&gt;&gt;&gt; api = slideshare.SlideshareAPI('1234','abc')</text:span></text:p>
              </text:list-item>
              <text:list-item>
                <text:p><text:span text:style-name="T1">&gt;&gt;&gt; api.get_slideshow(slideshow_id=56789)</text:span>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 smil:direction="reverse"/>
          </anim:par>
        </anim:par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numbers3" xlink:href="Pictures/100000000000032000000258F6AEE96B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bitmap" draw:fill-image-name="number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2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6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8.131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cm" svg:height="11.136cm" svg:x="3.073cm" svg:y="2.257cm" presentation:class="page"/>
        <draw:frame presentation:style-name="lyt-numdark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13-05-24T09:09:09</meta:creation-date>
    <dc:language>fi-FI</dc:language>
    <meta:editing-cycles>2</meta:editing-cycles>
    <meta:editing-duration>PT00H07M48S</meta:editing-duration>
    <meta:initial-creator>Christian Ledermann</meta:initial-creator>
    <dc:date>2013-05-24T09:16:49</dc:date>
    <dc:creator>Christian Ledermann</dc:creator>
    <meta:document-statistic meta:object-count="43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Grey.otp"/>
  </office:meta>
</office:document-meta>
</file>